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svg:font-family="Courier"/>
    <style:font-face style:name="Times" svg:font-family="Times"/>
    <style:font-face style:name="Segoe UI" svg:font-family="'Segoe UI'" style:font-family-generic="swiss"/>
    <style:font-face style:name="Courier New" svg:font-family="'Courier New'" style:font-family-generic="modern" style:font-pitch="fixed"/>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fo:font-size="12pt"/>
    </style:style>
    <style:style style:name="P2" style:family="paragraph" style:parent-style-name="Standard">
      <style:text-properties style:font-name="Times" fo:font-size="12pt" fo:letter-spacing="normal"/>
    </style:style>
    <style:style style:name="P3" style:family="paragraph" style:parent-style-name="Standard">
      <style:paragraph-properties fo:text-align="center" style:justify-single-word="false"/>
      <style:text-properties style:font-name="Times" fo:font-size="12pt" fo:letter-spacing="normal"/>
    </style:style>
    <style:style style:name="P4"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letter-spacing="normal"/>
    </style:style>
    <style:style style:name="T2" style:family="text">
      <style:text-properties fo:letter-spacing="normal" style:text-underline-style="solid" style:text-underline-width="auto" style:text-underline-color="font-color"/>
    </style:style>
    <style:style style:name="T3" style:family="text">
      <style:text-properties fo:letter-spacing="normal" fo:font-style="italic"/>
    </style:style>
    <style:style style:name="T4" style:family="text">
      <style:text-properties style:font-name="Courier" fo:letter-spacing="normal"/>
    </style:style>
    <style:style style:name="T5" style:family="text">
      <style:text-properties fo:color="#800000"/>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Project 2: Manipulating Digital Audio</text:p>
      <text:p text:style-name="P2"/>
      <text:p text:style-name="P2">LM: insert here the SET-UP section. Remind to specify which (skeleton) files(s) the students should download.</text:p>
      <text:p text:style-name="P2"/>
      <text:p text:style-name="P2"/>
      <text:p text:style-name="P2"/>
      <text:p text:style-name="P2">Introduction:</text:p>
      <text:p text:style-name="P2">In this project, you will be filling the shoes of an audio technician and explore the world of digital sound. You will be learning about what sound is, and how to transform and modify sound waves in order to generate your own audio files (in .wav format).</text:p>
      <text:p text:style-name="P2"/>
      <text:p text:style-name="P2">Objectives:</text:p>
      <text:p text:style-name="P2">- Learn about what sound is and how it is represented and managed in a computer</text:p>
      <text:p text:style-name="P2">- Familiarize with basic principles of digital sound</text:p>
      <text:p text:style-name="P2">- Use and manipulate arrays with numeric data</text:p>
      <text:p text:style-name="P2">- Practice with different loop structures</text:p>
      <text:p text:style-name="P2"/>
      <text:p text:style-name="P2">Background Material</text:p>
      <text:p text:style-name="P2"/>
      <text:p text:style-name="P1"><text:span text:style-name="T1">In the physical world, sound exists as fluctuations in pressure in the air around us. </text:span><text:span text:style-name="T2">These fluctuations are continuous fluctuations over time that take on a continuous range of values</text:span><text:span text:style-name="T1">, which is referred to as an analog signal. Any periodic analog signal can be decomposed into (and is thus the sum of) a (possibly infinite) number of sine waves</text:span><text:span text:style-name="T1"><office:annotation><dc:creator>Lorenzo Martino</dc:creator><dc:date>2013-07-15T10:46:10.42</dc:date><text:p text:style-name="P4"><text:span text:style-name="T7">A figure here would help students' intuition</text:span></text:p></office:annotation></text:span><text:span text:style-name="T1">. Computers, however, cannot easily represent such functions</text:span><text:span text:style-name="T1"><office:annotation><dc:creator>Lorenzo Martino</dc:creator><dc:date>2013-07-15T10:47:00.64</dc:date><text:p text:style-name="P4"><text:span text:style-name="T7">Useful to explain WHY not...</text:span></text:p></office:annotation></text:span><text:span text:style-name="T1">. Instead, sample values are taken at discrete time intervals. Thus, although we don't have the original wave, we have samples of where the wave was for a number of points in time. This is referred to as a digital signal. A digital-to-analogue converter can reconstruct the original wave from samples, which can in turn be played on speakers.</text:span></text:p>
      <text:p text:style-name="P2"/>
      <text:p text:style-name="P2">The rate at which samples are taken is known as the <text:span text:style-name="T6">sampling frequency</text:span>. It is measured in <text:span text:style-name="T6">Hertz</text:span> (Hz), or <text:span text:style-name="T6">samples per second</text:span>. <text:span text:style-name="T5">The sample size is the number of digits used in the digital representation of each sample</text:span>. Higher sampling frequency an higher sample size lead to higher quality sound.</text:p>
      <text:p text:style-name="P2"/>
      <text:p text:style-name="P2">An analogue-to-digital converter (ADC) takes an analog signal as an input and produces a digital signal as output. Such a device is used in a microphone. As you speak or play into a microphone, your voice causes a membrane to vibrate. Many times per second, it is recorded how far the membrane has displaced in either direction. These samples may be saved easily for playback at a later time. A digital-to-analog converter (DAC) performs a transformation that is the the inverse of the one performed by the ADC. Namely, a DAC takes discrete samples in time and constructs a continuous wave from them. You may find such a device in your sound card or in your CD player. Whenever you listen to a sound on your computer, these discrete samples are converted to a continuous signal that can be fed to your speakers.</text:p>
      <text:p text:style-name="P2"/>
      <text:p text:style-name="P2">It is possible to exactly reconstruct an analogue signal from digital samples subject to a few conditions. When recording an analog signal it is important to know the highest frequency that will be captured. This is known as the Nyquist frequency. The Nyquist-Shannon theorem states that it is possible to exactly reconstruct a wave consisting of frequencies up to the Nyquist frequency if the sampling frequency is at least twice as large.</text:p>
      <text:p text:style-name="P2"/>
      <text:p text:style-name="P2">The most common sampling frequencies found on audio hardware are currently 11025 Hz, <text:soft-page-break/>22050 Hz, and 44100 Hz. Since the average human ear can only hear a maximum frequency of up to 20000 Hz, we should set our sampling rate to at least 40000Hz. Sampling at a higher frequency is necessary and only results in more samples that capture sounds that are inaudible to humans. However, this comes at a cost. The higher the sampling frequency, the more memory is required to store the same duration of sound.</text:p>
      <text:p text:style-name="P2"/>
      <text:p text:style-name="P2">PROJECT DESCRIPTION</text:p>
      <text:p text:style-name="P2">To begin, you should create a new python program (remember to use Python 3.2) and set it up in such a way that a user can “select” from a variety of features your program will have.</text:p>
      <text:p text:style-name="P2"/>
      <text:p text:style-name="P2">You should prompt the user for an integer input with each input corresponding to these features:</text:p>
      <text:p text:style-name="P2">1 = Audio File Merge</text:p>
      <text:p text:style-name="P2">2 = Adjust Volume</text:p>
      <text:p text:style-name="P2">3 = Generate Silence</text:p>
      <text:p text:style-name="P2"/>
      <text:p text:style-name="P2">You should also print instructions such as these before the user is prompted for input.</text:p>
      <text:p text:style-name="P2"/>
      <text:p text:style-name="P2">Here are some tips that you may find useful in completing not only this task, but the entire project. First, you will notice that at the very top the line “import wave”. Wave is a library that allows you to read, write and interact with .wav files. You should take a look at the reference page (linked below) for a list of functions that you will be using. You will notice that there is no support for reading and writing to the same file, so you will only be reading data from the source files, and writing any changes that you may make to a separate .wav file (the creation of which is already taken care of for you).</text:p>
      <text:p text:style-name="P2">You should also think of audio as an array of values that represent the amplitude at each sample. There is a useful function called list() which takes in data and makes an array out of it. </text:p>
      <text:p text:style-name="P2">For instance, <text:span text:style-name="Teletype">list('abc')</text:span> returns <text:span text:style-name="Teletype">['a', 'b', 'c']</text:span> and <text:span text:style-name="Teletype">list( (1, 2, 3) )</text:span> returns <text:span text:style-name="Teletype">[1, 2, 3]</text:span>. <text:s text:c="2"/>Furthermore, the readframes() function returns a string composed of byte values. You will need to convert your data from bytes to integers in order to manipulate them.</text:p>
      <text:p text:style-name="P2">You should also use the close() function on a file when you are done using it. Files will not automatically close when you exit the program.</text:p>
      <text:p text:style-name="P2">All the files you will be working with will be mono (not stereo), meaning that each sample is only 1 byte long.</text:p>
      <text:p text:style-name="P2">You will have to change data types multiple times on data, so be sure you know your data types and how to convert them (Hint: look at the standard library page)</text:p>
      <text:p text:style-name="P2"/>
      <text:p text:style-name="P1"><text:span text:style-name="T1">Here is a link to the wave library for reference: </text:span><text:a xlink:type="simple" xlink:href="http://docs.python.org/py3k/library/wave.html"><text:span text:style-name="T1">http://docs.python.org/py3k/library/wave.html</text:span></text:a></text:p>
      <text:p text:style-name="P1"><text:span text:style-name="T1">Link to list of standard library functions: </text:span><text:a xlink:type="simple" xlink:href="http://docs.python.org/py3k/library/functions.html"><text:span text:style-name="T1">http://docs.python.org/py3k/library/functions.html</text:span></text:a></text:p>
      <text:p text:style-name="P2"/>
      <text:p text:style-name="P2">Useful functions:</text:p>
      <text:p text:style-name="P2"/>
      <text:p text:style-name="P1"><text:span text:style-name="T1">bytearray([source]): Return a new array of bytes. The </text:span><text:a xlink:type="simple" xlink:href="http://docs.python.org/library/functions.html#bytearray"><text:span text:style-name="T4">bytearray</text:span></text:a><text:span text:style-name="T1"> type is a mutable sequence of integers in the range 0 &lt;= x &lt; 256.</text:span></text:p>
      <text:p text:style-name="P2"/>
      <text:p text:style-name="P1"><text:span text:style-name="T1">float([x]): Convert a string or a number to floating point. If the argument is a string, it must contain a possibly signed decimal or floating point number, possibly embedded in whitespace. The argument may also be [+|-]nan or [+|-]inf. Otherwise, the argument may be a plain or long integer or a floating point number, and a floating point number with the same value (within Python’s floating point precision) is returned. If no argument is given, returns </text:span><text:span text:style-name="T4">0.0</text:span><text:span text:style-name="T1">.</text:span></text:p>
      <text:p text:style-name="P2"/>
      <text:p text:style-name="P2">input([prompt]): Prints the prompt on screen and reads in user input. Interprets whatever is input <text:soft-page-break/>as a string.</text:p>
      <text:p text:style-name="P2"/>
      <text:p text:style-name="P1"><text:span text:style-name="T1">list([iterable]): Return a list whose items are the same and in the same order as </text:span><text:span text:style-name="T3">iterable</text:span><text:span text:style-name="T1">‘s items. </text:span><text:span text:style-name="T3">iterable</text:span><text:span text:style-name="T1"> may be either a sequence, a container that supports iteration, or an iterator object. If </text:span><text:span text:style-name="T3">iterable</text:span><text:span text:style-name="T1"> is already a list, a copy is made and returned, similar to </text:span><text:span text:style-name="T4">iterable[:]</text:span><text:span text:style-name="T1">. For instance, </text:span><text:span text:style-name="T4">list('abc')</text:span><text:span text:style-name="T1"> returns </text:span><text:span text:style-name="T4">['a', 'b', 'c']</text:span><text:span text:style-name="T1"> and </text:span><text:span text:style-name="T4">list( (1, 2, 3) )</text:span><text:span text:style-name="T1"> returns </text:span><text:span text:style-name="T4">[1, 2, 3]</text:span><text:span text:style-name="T1">. If no argument is given, returns a new empty list, </text:span><text:span text:style-name="T4">[]</text:span><text:span text:style-name="T1">.</text:span></text:p>
      <text:p text:style-name="P2"/>
      <text:p text:style-name="P1"><text:span text:style-name="T1">ord(c): Given a string of length one, return an integer representing the Unicode code point of the character when the argument is a unicode object, or the value of the byte when the argument is an 8-bit string. For example, </text:span><text:span text:style-name="T4">ord('a')</text:span><text:span text:style-name="T1"> returns the integer </text:span><text:span text:style-name="T4">97</text:span><text:span text:style-name="T1">, </text:span><text:span text:style-name="T4">ord(u'\u2020')</text:span><text:span text:style-name="T1"> returns </text:span><text:span text:style-name="T4">8224</text:span><text:span text:style-name="T1">. This is the inverse of </text:span><text:a xlink:type="simple" xlink:href="http://docs.python.org/library/functions.html#chr"><text:span text:style-name="T4">chr()</text:span></text:a><text:span text:style-name="T1"> for 8-bit strings and of </text:span><text:a xlink:type="simple" xlink:href="http://docs.python.org/library/functions.html#unichr"><text:span text:style-name="T4">unichr()</text:span></text:a><text:span text:style-name="T1"> for unicode objects.</text:span></text:p>
      <text:p text:style-name="P2"/>
      <text:p text:style-name="P1"><text:span text:style-name="T1">str([object]): Return a string containing a nicely printable representation of an object. For strings, this returns the string itself. The difference with </text:span><text:span text:style-name="T4">repr(object)</text:span><text:span text:style-name="T1"> is that </text:span><text:span text:style-name="T4">str(object)</text:span><text:span text:style-name="T1"> does not always attempt to return a string that is acceptable to </text:span><text:a xlink:type="simple" xlink:href="http://docs.python.org/library/functions.html#eval"><text:span text:style-name="T4">eval()</text:span></text:a><text:span text:style-name="T1">; its goal is to return a printable string. If no argument is given, returns the empty string, </text:span><text:span text:style-name="T4">''</text:span><text:span text:style-name="T1">.</text:span></text:p>
      <text:p text:style-name="P2"/>
      <text:p text:style-name="P2"/>
      <text:p text:style-name="P2">Part 1:</text:p>
      <text:p text:style-name="P2">In the first part of this project you will write a function called combine() that will combine 2 audio files. This function should be accessed when the user inputs a 1.</text:p>
      <text:p text:style-name="P2"/>
      <text:p text:style-name="P2">You should begin by prompting the user to select 2 audio files of their choosing. Once you have done so you should read in all the sample values from two values and store them in a usable data structure. The output file called output1.wav should consist of the first file that the user input followed directly by the second file; the original files that were given by the user will remain unmodified.</text:p>
      <text:p text:style-name="P2"/>
      <text:p text:style-name="P2">Part 2:</text:p>
      <text:p text:style-name="P2">For the next task, you should write a function that will modify the volume of a .wav file. You should begin by asking the user for a file and then for the desired change in volume. Any value less than 1 (but greater than 0) will decrease the volume, and any value above 1 will increase the volume; an value of 1 will leave th volume unchanged. Remember, volume is the amplitude of the sound wave, and for mono .wav files, each sample cannot have a value larger than 255 or smaller than 0.</text:p>
      <text:p text:style-name="P2"/>
      <text:p text:style-name="P2">Remember, samples will be read in as a string of bytes, so you will have to convert the data to a type that you can manipulate. Once you are done you will have to convert it back to bytes in order to write it to the output file.</text:p>
      <text:p text:style-name="P2"/>
      <text:p text:style-name="P2">Part 3:</text:p>
      <text:p text:style-name="P2">For the second part of this project, you will write a function <text:s/>called silence() that will make a portion of an audio file completely silent. You should ask the user to input a file that they wish to modify and then ask them to input 2 points (in seconds) where they would like everything in between to be silent. Just as with part 1, you should not modify the original file, but write the modified version to a new file .wav called output3.wav (already created for you).</text:p>
      <text:p text:style-name="P2">Remember, that silence can be represented by a 0 in in bytes.</text:p>
      <text:p text:style-name="P2"/>
      <text:p text:style-name="P2"/>
      <text:p text:style-name="P2">Grading:</text:p>
      <text:p text:style-name="P2"><text:soft-page-break/>-10% Main menu</text:p>
      <text:p text:style-name="P2">-30% Part 1</text:p>
      <text:p text:style-name="P2">-30% Part 2</text:p>
      <text:p text:style-name="P2">-30% Part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Times" svg:font-family="Times"/>
    <style:font-face style:name="Segoe UI" svg:font-family="'Segoe UI'" style:font-family-generic="swiss"/>
    <style:font-face style:name="Courier New" svg:font-family="'Courier New'" style:font-family-generic="modern" style:font-pitch="fixed"/>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Marco Centracchio</meta:initial-creator>
    <meta:document-statistic meta:table-count="0" meta:image-count="0" meta:object-count="0" meta:page-count="4" meta:paragraph-count="51" meta:word-count="1650" meta:character-count="9322"/>
    <dc:date>2013-07-15T11:15:23.51</dc:date>
    <dc:creator>Lorenzo Martino</dc:creator>
    <meta:editing-duration>PT30M59S</meta:editing-duration>
    <meta:editing-cycles>1</meta:editing-cycles>
  </office:meta>
</office:document-meta>
</file>